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cd4d1" draw:textarea-horizontal-align="justify" draw:textarea-vertical-align="middle" draw:auto-grow-height="false" fo:min-height="1.85cm" fo:min-width="4.9cm"/>
    </style:style>
    <style:style style:name="gr2" style:family="graphic" style:parent-style-name="standard">
      <style:graphic-properties draw:fill-color="#fcd4d1" draw:textarea-horizontal-align="justify" draw:textarea-vertical-align="middle" draw:auto-grow-height="false" fo:min-height="1.85cm" fo:min-width="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cd4d1" draw:textarea-horizontal-align="justify" draw:textarea-vertical-align="middle" draw:auto-grow-height="false" fo:min-height="10.35cm" fo:min-width="13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d4d1"/>
      <style:paragraph-properties fo:text-align="center"/>
    </style:style>
    <style:style style:name="P3" style:family="paragraph">
      <loext:graphic-properties draw:fill-color="#fcd4d1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2.1cm" svg:x="7.6cm" svg:y="3cm">
          <text:p text:style-name="P1">Globa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2.1cm" svg:x="7.6cm" svg:y="5.8cm">
          <text:p text:style-name="P1">Function blo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2.1cm" svg:x="7.3cm" svg:y="8.8cm">
          <text:p text:style-name="P1">Function block 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cm" svg:y1="5.2cm" svg:x2="10.4cm" svg:y2="6cm">
          <text:p/>
        </draw:line>
        <draw:line draw:style-name="gr3" draw:text-style-name="P4" draw:layer="layout" svg:x1="10.4cm" svg:y1="8cm" svg:x2="10.4cm" svg:y2="9.1cm">
          <text:p/>
        </draw:line>
        <draw:custom-shape draw:style-name="gr4" draw:text-style-name="P2" draw:layer="layout" svg:width="14.3cm" svg:height="10.6cm" svg:x="13.9cm" svg:y="2.3cm">
          <text:p text:style-name="P1">Global</text:p>
          <text:p text:style-name="P1">It contains the code of the program.</text:p>
          <text:p text:style-name="P1">This is a universal concept.</text:p>
          <text:p text:style-name="P1">In Java all codes are wrapped inside a class.</text:p>
          <text:p text:style-name="P1">The class variables and methods exist here.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6T17:12:36.347112246</meta:creation-date>
    <dc:date>2020-06-26T18:06:40.657897926</dc:date>
    <meta:editing-duration>PT36M19S</meta:editing-duration>
    <meta:editing-cycles>1</meta:editing-cycles>
    <meta:document-statistic meta:object-count="6"/>
    <meta:generator>LibreOffice/6.0.7.3$Linux_X86_64 LibreOffice_project/00m0$Build-3</meta:generator>
  </office:meta>
</office:document-meta>
</file>